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1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16383" table:default-cell-style-name="ce3"/>
        <table:table-row table:style-name="ro1">
          <table:table-cell table:style-name="ce1" office:value-type="string" calcext:value-type="string">
            <text:p>В чем разница между летними и зимними шинами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для автомобиля с полным приводо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оптимальным рисунком протектора для длительных поездок по шосс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оптимальным рисунком протектора для эксплуатации в городских условия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беспечивающим комфортное вождение на длительных дистанция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беспечивающим оптимальное сцепление на грунтов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птимальным для использования на длинных участках прямой дорог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птимальным для использования на мокр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птимальным для эксплуатации на дорогах с рыхлым гравие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рисунком протектора, оптимизированным для использования на дорогах с интенсивным движением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динамических характеристик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загрузки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моего стиля вождения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выбрать летние шины 195/65R15 с учетом повышения безопасности при экстремальных маневрах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выбрать летние шины 195/65R15 с учетом потребляемой энергии и экологической эффективност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расхода топлив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регионального климата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выбрать летние шины 195/65R15 с учетом снижения вибраций при движении на высоких скоростя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снижения риска прокола на острых предметах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выбрать летние шины 195/65R15 с учетом совместимости с системами безопасности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совместимости с системами ABS и ESP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требований к допустимой нагрузк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требований местных законов и нормативов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требований производителя автомобиля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выбрать летние шины 195/65R15 с учетом увеличения эффективности торможения на мокрой дорог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улучшения динамики разгон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уменьшения риска деформации дисков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летние шины 195/65R15 с учетом характеристик вождения и стиля вождения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характеристик дорожного покрыт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учетом эксплуатации на перегруженном автомобил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летние шины 195/65R15 с хорошим сцеплением на мокрой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выбрать оптимальный рисунок протектора для летних шин 195/65R15 в зависимости от условий эксплуатаци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выбрать подходящие летние шины размером 195/65R15 для моего автомобиля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определить оптимальное давление воздуха для летних шин 195/65R15 в зависимости от условий эксплуатаци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когда летние шины 195/65R15 нужно заменить из-за их общего состояния или износ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определить, когда летние шины 195/65R15 нужно переставить на новые из-за старения резины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когда летние шины 195/65R15 нужно поворачивать или менять местами для равномерного износ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определить, когда летние шины 195/65R15 пора заменить из-за повреждени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когда на летние шины 195/65R15 нужно установить шипы или другие приспособления для улучшения сцепления на льду или гололед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определить, когда необходима балансировка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когда необходимо заменить или перевернуть летние шины 195/65R15 для равномерного износ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определить, нуждается ли автомобиль в замене всех четырех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нужно ли провести дополнительные профилактические мероприятия по уходу за летними шинами 195/65R15 перед длительной поездкой или путешествие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нужно ли проводить дополнительные проверки и обслуживание шин перед длительной поездкой на автомобил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подходит ли рисунок протектора летних шин 195/65R15 для конкретных условий эксплуатаци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подходит ли шина 195/65R15 для установки на автомобиль с учетом его технических характеристик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определить, подходят ли летние шины 195/65R15 для длительных поездок на автомагистралях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определить, подходят ли летние шины 195/65R15 для использования на мокром песчаном покрыти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определить, подходят ли летние шины 195/65R15 для моего стиля вождения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определить, подходят ли летние шины 195/65R15 для повышения маневренности на грунтовых дорогах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определить, подходят ли летние шины 195/65R15 для улучшения управляемости на скользкой дороге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определить, подходят ли летние шины 195/65R15 для уменьшения риска аквапланирования на луж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подходят ли летние шины 195/65R15 для управления автомобилем с учетом его габаритов и особенностей конструкци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подходят ли летние шины 195/65R15 для эксплуатации на грунтовых дорогах или пересеченной местн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подходят ли шины 195/65R15 для эксплуатации на автомобиле с учетом его грузоподъемности и характеристик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определить, соответствуют ли летние шины 195/65R15 требованиям безопасности и стандартам качества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одготовить автомобиль и шины к длительной поездке на летних шинах 195/65R15 в условиях жаркой климатической зоны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одготовить автомобиль и шины к путешествию на летних шинах 195/65R15 в условиях горной местн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одготовить автомобиль и шины к путешествию на летних шинах 195/65R15 в условиях сильных дождей и гроз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одготовить летние шины 195/65R15 к эксплуатации после длительного хранения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 подготовить шины </text:span><text:span text:style-name="T2">195/65R15</text:span> к сезонному хранению в случае, если автомобиль не используется в летний период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одготовить шины и автомобиль к использованию на летних шинах 195/65R15 перед сезоном путешествий и отпусков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 правильно выбрать давление воздуха в шинах </text:span><text:span text:style-name="T2">195/65R15</text:span> для оптимальной устойчивости и управляемости автомобиля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 правильно рассчитать давление в шинах </text:span><text:span text:style-name="T2">195/65R15</text:span> для оптимального сцепления и стабильности при движении на различных типах дорожного покрытия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равильно хранить и перевозить летние шины 195/65R15 для предотвращения их повреждения и деформаци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авильно хранить летние шины 195/65R15 вне сезон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оверить балансировку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оверить давление воздуха в летних шинах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оверить износ летних шин 195/65R15 с помощью монетк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оверить износ протектора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проверить состояние боковин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роверить состояние дисков перед установкой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проверить состояние клапанов и прочности боковин летних шин 195/65R15 перед эксплуатацией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 проверить состояние протектора летних шин 195/65R15 при помощи измерителя глубины протектора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сэкономить ресурсы и продлить срок службы летних шин 195/65R15 путем корректного использован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узнать, когда летние шины 195/65R15 пора заменить из-за старен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 узнать, когда моим летним шинам 195/65R15 пора замениться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часто необходимо проводить балансировку и контроль выравнивания колес при использовании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часто необходимо проводить балансировку колес после установки новых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 часто рекомендуется проводить визуальный осмотр летних шин 195/65R15 для выявления потенциальных проблем?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Как часто следует менять летние шины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часто следует проверять балансировку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бренды летних шин 195/65R15 рекомендуется рассмотреть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ие действия следует предпринять в случае обнаружения неравномерного износа шин </text:span><text:span text:style-name="T2">195/65R15</text:span>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марки летних шин 195/65R15 лучше всего подходят для моего регион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марки летних шин 195/65R15 предлагают лучшую сцепляемость на сухих дорога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материалы используются при производстве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движении на автомобиле с неправильно установленными или изношенными летними шинами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управлении автомобилем с неправильно надутыми или изношенными летними шинами 195/65R15 на дождливой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хранении и установке летних шин 195/65R15 с учетом их веса и габаритов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эксплуатации автомобиля с неправильно надутыми или изношенными летними шинами 195/65R15 на гладкой асфальтовой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эксплуатации автомобиля с неправильно накаченными или изношенными летними шинами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о соблюдать при эксплуатации автомобиля с установленными летними шинами 195/65R15 на мокрой дороге с глубокими лужам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ы при демонтаже или монтаже летних шин 195/65R15 на автомобил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важны при проведении работ по установке или замене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необходимо соблюдать при управлении автомобилем с <text:s/>летними шинами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нужно соблюдать при работе с летними шинами 195/65R15 на высокой скор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следует соблюдать при управлении автомобилем с установленными летними шинами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следует соблюдать при эксплуатации автомобиля с неправильно надутыми или изношенными летними шинами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безопасности следует соблюдать при эксплуатации автомобиля с установленными летними шинами 195/65R15 на высокой скор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предпринимаются для минимизации износа и улучшения сцепления летних шин 195/65R15 на скользком асфальт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предпринимаются для минимизации риска повреждения бортовых стенок и боковин летних шин 195/65R15 при эксплуатации на неровн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предпринимаются для снижения износа и сохранения эластичности резины летних шин 195/65R15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ие меры предпринимаются для снижения износа рулевой рейки при использовании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меры предпринимаются для снижения шума летних шин 195/65R15 на скор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предпринимаются для снижения шума, создаваемого летними шинами 195/65R15, на дороге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ие меры предпринимаются для улучшения сцепления летних шин 195/65R15 на мокрой поверхн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еры предпринимаются для уменьшения риска деформации или повреждения летних шин 195/65R15 при <text:s/>хранении 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ие меры предпринимаются для уменьшения риска повреждения летних шин </text:span><text:span text:style-name="T2">195/65R15</text:span> от резких ударов или неровностей дороги?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Какие меры предпринимаются для уменьшения риска прокола летних шин 195/65R15?</text:p>
          </table:table-cell>
          <table:table-cell table:style-name="Default"/>
          <table:table-cell table:number-columns-repeated="16382"/>
        </table:table-row>
        <table:table-row table:style-name="ro3">
          <table:table-cell table:style-name="ce1" office:value-type="string" calcext:value-type="string">
            <text:p>Какие особенности дизайна боковин летних шин 195/65R15 важны для улучшения маневренности?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1" office:value-type="string" calcext:value-type="string">
            <text:p>Какие особенности дизайна бортовой стенки летних шин 195/65R15 важны для улучшения устойчивости на поворотах?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1" office:value-type="string" calcext:value-type="string">
            <text:p>Какие особенности дизайна протектора летних шин 195/65R15 влияют на эффективность в различных условиях?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1" office:value-type="string" calcext:value-type="string">
            <text:p>Какие особенности дизайна центральной зоны протектора летних шин 195/65R15 важны для снижения шума при движении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дорожного покрытия важно учитывать при выборе и использовании летних шин 195/65R15?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1" office:value-type="string" calcext:value-type="string">
            <text:p>Какие особенности дорожного протектора летних шин 195/65R15 важны для безопасности на мокрой дороге?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ce1" office:value-type="string" calcext:value-type="string">
            <text:p>Какие особенности дорожного протектора летних шин 195/65R15 важны для управления на мокрой поверхност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конструкции летних шин 195/65R15 важны для стойкости к проколам?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Какие особенности конструкции шин важны для улучшения управляемости и комфорта вождения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летних шин 195/65R15 важны для безопасности при экстренном торможени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летних шин 195/65R15 важны для эффективного торможения на мокрой дороге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маркировки и классификации шин следует учитывать при выборе летних шин 195/65R15 для автомобиля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монтажа и демонтажа летних шин 195/65R15 следует учитывать для предотвращения повреждений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монтажа и установки летних шин 195/65R15 важно учитывать для обеспечения безопасности и эффективности движения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<text:span text:style-name="T1">Какие особенности обслуживания и ухода за шинами </text:span><text:span text:style-name="T2">195/65R15 </text:span>важны для сохранения их качества и безопасности на дороге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производства летних шин 195/65R15 важны для безопасност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протектора летних шин 195/65R15 важны для различных условий эксплуатаци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протектора летних шин 195/65R15 влияют на устойчивость при поворотах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максимального сцепления на горных дорогах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маневренности и стабильности при движении по гололеду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устойчивости на поворотах и изменении полосы движения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устойчивости при движении на высокой скорости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хорошего сцепления при эксплуатации на каменистых дорогах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эффективного сцепления на песчаных или гравийных поверхностях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важны для обеспечения эффективного торможения и управления на мокрой дороге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летних шин 195/65R15 важны для минимизации риска аквапланирования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рисунка протектора летних шин 195/65R15 важны при дожде?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Какие особенности рисунка протектора способствуют быстрому отводу воды на мокрой дороге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рисунка протектора способствуют снижению шума и вибраций во время движения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установки летних шин 195/65R15 на автомобиль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особенности хранения летних шин 195/65R15 важны для сохранения их качества и безопасност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шины 195/65R15 важны для снижения износа тормозных дисков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особенности широких летних шин 195/65R15 важны для управляемости автомобиля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параметры летних шин 195/65R15 важны для повышения управляемости на скорости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параметры летних шин 195/65R15 влияют на комфорт и управляемость автомобиля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преимущества имеют бескамерные летние шины 195/65R15?</text:p>
          </table:table-cell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Какие преимущества имеют летние шины 195/65R15 перед всесезонными?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Какие преимущества имеют летние шины 195/65R15 с асимметричным рисунком протектора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преимущества имеют летние шины 195/65R15 с покрытием, обеспечивающим хорошее сцепление на сухой дороге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<text:span text:style-name="T1">Какие преимущества имеют шины </text:span><text:span text:style-name="T2">195/65R15 </text:span>с рисунком протектора, разработанным для улучшения экономичности топлива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преимущества имеют шины с рисунком протектора, спроектированным для уменьшения сопротивления качению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преимущества может принести использование летних шин 195/65R15 с низким коэффициентом сопротивления качению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<text:span text:style-name="T1">Какие преимущества может принести регулярная проверка состояния шин </text:span><text:span text:style-name="T2">195/65R15 </text:span>для безопасности и эффективности движения?</text:p>
          </table:table-cell>
          <table:table-cell table:style-name="Default"/>
          <table:table-cell table:number-columns-repeated="16382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разнонаправленными блоками для улучшения маневренности на мокром асфальт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величенным количеством ребер для стабильности на крутых поворот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величенными площадями контакта с дорого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глубленными канавками для эффективного сцепления с мокрым покрытие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лучшенными дренажными канавками для быстрой эвакуации воды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меньшенным числом ламелей для повышения износостойкости на асфальтированн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усиленными боковинами для защиты от повреждени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еимущества обеспечивает рисунок протектора с широкими поперечными канавками для улучшения сцепления на грязевых поверхностя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использованию летних шин 195/65R15 помогут улучшить управляемость и маневренность автомобиля на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ие рекомендации по использованию шин </text:span><text:span text:style-name="T2">195/65R15 </text:span>помогут избежать непредвиденных ситуаций и повысить безопасность на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обслуживанию шин помогут поддерживать оптимальные характеристики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управлению автомобилем помогут минимизировать риск деформации или повреждения летних шин 195/65R15 при вождении на неровн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установке летних шин 195/65R15 помогут избежать повреждений дисков или других элементов подвески автомобиля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уходу за летними шинами 195/65R15 помогут продлить их срок службы и обеспечить максимальную безопасность на дороге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Какие рекомендации по уходу за летними шинами 195/65R15 помогут сохранить их в хорошем состояни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уходу за шинами помогут увеличить их срок службы и обеспечить безопасность на дорог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рекомендации по хранению летних шин 195/65R15 важны для их долговечност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ие рекомендации по хранению шин </text:span><text:span text:style-name="T2">195/65R15 </text:span>помогут сохранить их качество и безопасность во время сезонного просто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рекомендации по эксплуатации летних шин 195/65R15 в условиях города и трассы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рекомендации по эксплуатации шин помогут минимизировать износ и увеличить их срок службы, обеспечивая максимальную безопасность на дорог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советы по экономии топлива можно применить при использовании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способы ухода за летними шинами 195/65R15 помогут продлить их срок службы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факторы важно учитывать при выборе дисков для установки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факторы важно учитывать при выборе места для хранения летних шин 195/65R15 вне сезона эксплуатаци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факторы важно учитывать при выборе места для хранения летних шин 195/65R15 во время сезонного хранен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факторы важны для выбора летних шин 195/65R15 с минимальным уровнем шум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факторы влияют на выбор оптимального давления воздуха в летних шинах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факторы влияют на выбор оптимального рисунка протектора в зависимости от климатических услови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факторы влияют на выбор рисунка протектора для летних шин 195/65R15 при эксплуатации на трасс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факторы влияют на износ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факторы влияют на срок службы летних шин 195/65R15 и как его продлить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ие факторы влияют на срок службы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факторы влияют на сцепление и тормозные характеристики летних шин 195/65R15 на мокрой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характеристики летних шин 195/65R15 важно учитывать при выборе для автомобиля с передним приводо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характеристики рисунка протектора важны для обеспечения эффективного сцепления на мокром асфальт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характеристики рисунка протектора важны для обеспечения эффективного торможения на сухой дорог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элементы рисунка протектора обеспечивают оптимальное сцепление с сухим асфальт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м образом температурные условия влияют на характеристики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ова жизненный срок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блоков протектора в повышении управляемости и стабильности на летних шинах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ва роль блоков протектора с ламелями в повышении устойчивости на скользких поверхностя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блоков протектора с различной жесткостью в повышении управляемости и маневренности на летних шинах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блоков протектора с расширенными плечами в улучшении управляемости на летних шинах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блоков протектора с углубленными желобками в повышении сцепления на мокром асфальт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блоков протектора с углубленными продольными канавками в улучшении сцепления на сырой грунтовой дорог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ва роль ламелей в рисунке протектора летних шин 195/65R15 в повышении сцепления на мокром асфальт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ва роль продольных и поперечных канавок в рисунке протектора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овы основные характеристики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вы основные характеристики рисунка протектора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овы особенности торможения на летних шинах 195/65R15 по сравнению с другими типами шин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овы преимущества использования летних шин 195/65R15 с низким профиле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<text:span text:style-name="T1">Какое влияние оказывает правильное давление в шинах </text:span><text:span text:style-name="T2">195/65R15</text:span> на их износ и сцепление с дорого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е влияние оказывает состояние колесных дисков на безопасность и эффективность эксплуатации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ое максимальное давление воздуха допускается для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й вес является оптимальным для максимальной эффективности и безопасности использования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ой эффект оказывает правильный выбор шинного профиля на маневренность и сцепление с дорогой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ую роль играет выравнивание колес при эксплуатации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Какую роль играет индекс нагрузки при выборе летних шин 195/65R15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 ли я использовать летние шины 195/65R15 на грунтовых дорога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быть использованы в условиях высоких температур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быть использованы на горных дорога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лиять на длительность срока службы тормозных колодок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лиять на общий вес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лиять на расход топлива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Могут ли летние шины 195/65R15 повлиять на уровень акустического комфорта в салоне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лиять на уровень комфорта для пассажиров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лиять на уровень шума в салон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ысить уровень безопасности во время езды на мокрой дороге?</text:p>
          </table:table-cell>
          <table:table-cell table:number-columns-repeated="16383"/>
        </table:table-row>
        <table:table-row table:style-name="ro2">
          <table:table-cell table:style-name="ce1" office:value-type="string" calcext:value-type="string">
            <text:p>Могут ли летние шины 195/65R15 повысить уровень комфорта во время поездок на дальние расстоян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ысить устойчивость автомобиля на дорог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ысить устойчивость автомобиля при обгона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высить экономичность топлива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понизить шум при движени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лучшить управляемость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меньшить вибрации в рулевом управлении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меньшить дистанцию торможения на сухих дорогах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меньшить износ подвески автомобил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меньшить риск аквапланирования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гут ли летние шины 195/65R15 уменьшить риск пробуксовывания на старте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Можно ли устанавливать летние шины 195/65R15 самостоятельно?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Существует ли разница между дорогими и более доступными летними шинами 195/65R15?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<text:span text:style-name="T1">Существует ли разница между летними и всесезонными шинами </text:span><text:span text:style-name="T3">195/65R15</text:span> в производительности?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Существует ли разница в расходе топлива между различными марками летних шин 195/65R15?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Существует ли разница в производительности летних шин 195/65R15 <text:s/>на сухой и мокрой дорог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">Следует ли балансировать летние шины </text:span><text:span text:style-name="T3">195/65R15</text:span> после установки на автомобиль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">Необходимо ли заменять летние шины </text:span><text:span text:style-name="T3">195/65R15</text:span>, когда они стареют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">Насколько важно иметь летние шины </text:span><text:span text:style-name="T3">195/65R15 </text:span>в лет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гут ли летние шины увеличить маневренность автомобиля на узких улиц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гу ли я использовать летние шины на снегу и льду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Могу ли я использовать летние шины в зимний период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огда лучше всего использовать летние шины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ую роль играет тип протектора при выборе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ую роль играет индекс скорости при выборе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й эффект оказывает состояние дорожного покрытия на производительность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й срок гарантии на летние шины обычно предоставляется производителям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е воздействие температуры на летние шины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ое влияние на производительность летних шин 195/65R15 оказывает износ протектор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характеристики летних шин 195/65R15 влияют на комфорт и управляемость автомобил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факторы влияют на цену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условия эксплуатации могут уменьшить срок службы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технологии используются для увеличения сцепления летних шин 195/65R15 с дорожным покрыти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технологии используются в производстве современных летних шин 195/65R15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оизводители летних шин 195/65R15 являются наиболее эффективными на дорогах, покрытых мягкой грунтовко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производители летних шин 195/65R15 наиболее подходят для использования на участках с крутыми поворотами и наклонными дорогам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преимущества предоставляют летние шины в сравнении с зимними в жарком климат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преимущества использования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особенности летних шин 195/65R15 следует учитывать при выборе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шин 195/65R15 для летнего сезона наиболее подходят для использования на участках с песчаным покрыти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эксплуатации в условиях жаркого климат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экономичного вождени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спортивных автомобилей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использования на автомагистраля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долгосрочного использовани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рекомендуются для автомобилей с полным привод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при движении по ухабистым дорога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эффективны при движении по смешанной дорожной поверхност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трасс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дорогах с покрытием из асфальта и бетон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горных дорог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гладком асфальт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асфальтированных городских дорог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ффективны на автомагистралях с интенсивным движени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экологически чисты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устойчивы к разрушительному воздействию ультрафиолетовых лучей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прокола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проколам и пореза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истиранию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износу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износу при экстремальных нагрузк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износу при интенсивном городском движени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износу на длительных дистанция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деформации при высоких нагрузк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устойчивы к высоким температурам асфальта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пулярны среди водителе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эксплуатации на дорогах с асфальтированным покрыти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спортивного вождени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семейных автомобилей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использования на трасс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использования на грунтовых дорогах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использования на грунтовых дорогах с неровностями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использования на городских улицах с интенсивным движени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езды по городским улица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езды в горы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долгих поездок по шоссе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длительных поездок по автомагистраля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городского вождени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передним привод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низким профиле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низким клиренсом?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Какие марки летних шин 195/65R15 наиболее подходят для автомобилей с низким клиренсом и спортивной подвеской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задним привод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высокой скоростью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марки летних шин 195/65R15 наиболее подходят для автомобилей с высокой мощностью двигател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виды повреждений могут привести к непригодности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ие бренды являются наиболее надежными для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часто следует проводить балансировку колес при использовании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часто нужно проверять давление в летних шина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узнать, когда мои летние шины износились и требуют замены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равильно хранить летние шины, если они не используютс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равильно хранить летние шины летом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равильно хранить летние шины во время зимы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правильно монтировать летние шины на автомобиль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прослужат летние шины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могут храниться летние шины до установк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могут прослужить летние шины при нормальной эксплуатаци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летние шины сохраняют свои характеристики после покупк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летние шины сохраняют свои свойства после снятия с автомобил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летние шины остаются гибкими при хранении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летние шины могут храниться до использовани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долго летние шины могут сохранять свои свойства после установки на автомобиль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выбрать правильный размер летних шин 195/65R15 для моего автомобил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влияют колебания температуры на производительность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Как влажность и дождь влияют на производительность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лияют ли летние шины на тормозной путь автомобиля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 чем преимущество использования профессиональных шинных сервисов при покупке летних шин 195/65R15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 чем отличие летних шин 195/65R15 от зимних и всесезонных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В чем заключается разница между протектором летних и зимних шин 195/65R15?</text:p>
          </table:table-cell>
          <table:table-cell table:number-columns-repeated="16383"/>
        </table:table-row>
        <table:table-row table:style-name="ro1" table:number-rows-repeated="23">
          <table:table-cell table:number-columns-repeated="16384"/>
        </table:table-row>
        <table:table-row table:style-name="ro3" table:number-rows-repeated="1048220">
          <table:table-cell table:number-columns-repeated="16384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9:35:23.985876300</meta:creation-date>
    <dc:date>2024-04-16T10:55:05.434440965</dc:date>
    <meta:editing-duration>PT1H19M42S</meta:editing-duration>
    <meta:editing-cycles>1</meta:editing-cycles>
    <meta:document-statistic meta:table-count="1" meta:cell-count="330" meta:object-count="0"/>
    <meta:generator>LibreOffice/7.6.5.2$Linux_X86_64 LibreOffice_project/60$Build-2</meta:generator>
  </office:meta>
</office:document-meta>
</file>